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.512cm" fo:min-width="0.997cm"/>
      <style:paragraph-properties style:writing-mode="lr-tb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24cm" fo:min-width="0.99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  <style:paragraph-properties style:writing-mode="lr-tb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0.512cm" fo:min-width="0.99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2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09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5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99cm"/>
      <style:paragraph-properties style:writing-mode="lr-tb"/>
    </style:style>
    <style:style style:name="gr14" style:family="graphic" style:parent-style-name="standard">
      <style:graphic-properties draw:fill-color="#ff9900" draw:textarea-horizontal-align="justify" draw:textarea-vertical-align="middle" draw:auto-grow-height="false" fo:min-height="0.512cm" fo:min-width="0.997cm"/>
      <style:paragraph-properties style:writing-mode="lr-tb"/>
    </style:style>
    <style:style style:name="gr15" style:family="graphic" style:parent-style-name="standard">
      <style:graphic-properties draw:fill-color="#ff9900" draw:textarea-horizontal-align="justify" draw:textarea-vertical-align="middle" draw:auto-grow-height="false" fo:min-height="1.24cm" fo:min-width="0.997cm"/>
      <style:paragraph-properties style:writing-mode="lr-tb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0.512cm" fo:min-width="0.99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.188cm"/>
      <style:paragraph-properties style:writing-mode="lr-tb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0.512cm" fo:min-width="3.689cm"/>
      <style:paragraph-properties style:writing-mode="lr-tb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0.512cm" fo:min-width="3.687cm"/>
      <style:paragraph-properties style:writing-mode="lr-tb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1.24cm" fo:min-width="3.687cm"/>
      <style:paragraph-properties style:writing-mode="lr-tb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0.512cm" fo:min-width="3.6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  <style:text-properties style:font-name="Courier New" fo:font-size="11pt" style:font-size-asian="11pt" style:font-size-complex="11pt"/>
    </style:style>
    <style:style style:name="P4" style:family="paragraph">
      <loext:graphic-properties draw:fill-color="#ffff66"/>
      <style:paragraph-properties fo:text-align="center"/>
      <style:text-properties style:font-name="Courier New" fo:font-size="9pt" style:font-size-asian="9pt" style:font-size-complex="9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7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-color="#ff9900"/>
      <style:paragraph-properties fo:text-align="center"/>
      <style:text-properties style:font-name="Courier New" fo:font-size="11pt" style:font-size-asian="11pt" style:font-size-complex="11pt"/>
    </style:style>
    <style:style style:name="P9" style:family="paragraph">
      <loext:graphic-properties draw:fill-color="#ff9900"/>
      <style:paragraph-properties fo:text-align="center"/>
      <style:text-properties style:font-name="Courier New" fo:font-size="9pt" style:font-size-asian="9pt" style:font-size-complex="9pt"/>
    </style:style>
    <style:style style:name="P10" style:family="paragraph">
      <loext:graphic-properties draw:fill-color="#729fcf"/>
      <style:paragraph-properties fo:text-align="center"/>
      <style:text-properties style:font-name="Courier New" fo:font-size="11pt" style:font-size-asian="11pt" style:font-size-complex="11pt"/>
    </style:style>
    <style:style style:name="P11" style:family="paragraph">
      <loext:graphic-properties draw:fill-color="#729fcf"/>
      <style:paragraph-properties fo:text-align="center"/>
      <style:text-properties style:font-name="Courier New" fo:font-size="9pt" style:font-size-asian="9pt" style:font-size-complex="9pt"/>
    </style:style>
    <style:style style:name="T1" style:family="text">
      <style:text-properties style:font-name="Courier New" fo:font-size="11pt" style:font-size-asian="11pt" style:font-size-complex="11pt"/>
    </style:style>
    <style:style style:name="T2" style:family="text">
      <style:text-properties style:font-name="Courier New" fo:font-size="9pt" style:font-size-asian="9pt" style:font-size-complex="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FreeSans" fo:font-size="11pt" style:font-size-asian="11pt" style:font-size-complex="11pt"/>
    </style:style>
    <style:style style:name="T5" style:family="text">
      <style:text-properties style:font-name="Courier New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7.907cm" svg:y1="5.332cm" svg:x2="16.618cm" svg:y2="5.832cm" draw:start-shape="id1" draw:start-glue-point="1" svg:d="M7907 5332c6909 0 2554 500 8711 500" svg:viewBox="0 0 8712 501">
          <text:p/>
        </draw:connector>
        <draw:custom-shape draw:style-name="gr2" draw:text-style-name="P3" xml:id="id5" draw:id="id5" draw:layer="layout" svg:width="1.497cm" svg:height="0.762cm" svg:x="9.805cm" svg:y="7.497cm">
          <text:p text:style-name="P2"><text:span text:style-name="T1">17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497cm" svg:height="0.762cm" svg:x="9.805cm" svg:y="8.252cm">
          <text:p text:style-name="P2"><text:span text:style-name="T1">17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497cm" svg:height="0.762cm" svg:x="9.806cm" svg:y="9.007cm">
          <text:p text:style-name="P2"><text:span text:style-name="T1">17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497cm" svg:height="1.49cm" svg:x="9.806cm" svg:y="9.762cm">
          <text:p text:style-name="P2"><text:span text:style-name="T2">.</text:span></text:p>
          <text:p text:style-name="P2"><text:span text:style-name="T2">.</text:span></text:p>
          <text:p text:style-name="P2"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555cm" svg:height="0.725cm" svg:x="9.142cm" svg:y="7.466cm">
          <draw:text-box>
            <text:p><text:span text:style-name="T3">0</text:span></text:p>
          </draw:text-box>
        </draw:frame>
        <draw:frame draw:style-name="gr4" draw:text-style-name="P5" draw:layer="layout" svg:width="0.555cm" svg:height="0.725cm" svg:x="9.15cm" svg:y="8.272cm">
          <draw:text-box>
            <text:p><text:span text:style-name="T3">1</text:span></text:p>
          </draw:text-box>
        </draw:frame>
        <draw:frame draw:style-name="gr4" draw:text-style-name="P5" draw:layer="layout" svg:width="0.555cm" svg:height="0.725cm" svg:x="9.14cm" svg:y="9.063cm">
          <draw:text-box>
            <text:p><text:span text:style-name="T3">2</text:span></text:p>
          </draw:text-box>
        </draw:frame>
        <draw:custom-shape draw:style-name="gr5" draw:text-style-name="P3" draw:layer="layout" svg:width="1.496cm" svg:height="0.762cm" svg:x="9.806cm" svg:y="11.202cm">
          <text:p text:style-name="P2"><text:span text:style-name="T1">20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.27cm" svg:height="0.725cm" svg:x="8.733cm" svg:y="11.289cm">
          <draw:text-box>
            <text:p><text:span text:style-name="T3">245</text:span></text:p>
          </draw:text-box>
        </draw:frame>
        <draw:frame draw:style-name="gr7" draw:text-style-name="P6" draw:layer="layout" svg:width="3.131cm" svg:height="1.029cm" svg:x="5.103cm" svg:y="1.325cm">
          <draw:text-box>
            <text:p text:style-name="P2"><text:span text:style-name="T4">Variable names</text:span></text:p>
            <text:p text:style-name="P2"><text:span text:style-name="T4">&amp; atomic data</text:span></text:p>
          </draw:text-box>
        </draw:frame>
        <draw:frame draw:style-name="gr8" draw:text-style-name="P6" draw:layer="layout" svg:width="3.122cm" svg:height="0.64cm" svg:x="13.304cm" svg:y="1.526cm">
          <draw:text-box>
            <text:p text:style-name="P2"><text:span text:style-name="T4">Aggregate data</text:span></text:p>
          </draw:text-box>
        </draw:frame>
        <draw:line draw:style-name="gr9" draw:text-style-name="P1" draw:layer="layout" svg:x1="8.867cm" svg:y1="1.325cm" svg:x2="8.869cm" svg:y2="12.554cm">
          <text:p/>
        </draw:line>
        <draw:line draw:style-name="gr9" draw:text-style-name="P1" draw:layer="layout" svg:x1="4.449cm" svg:y1="2.468cm" svg:x2="20.169cm" svg:y2="2.466cm">
          <text:p/>
        </draw:line>
        <draw:frame draw:style-name="gr10" draw:text-style-name="P7" xml:id="id2" draw:id="id2" draw:layer="layout" svg:width="3.762cm" svg:height="0.696cm" svg:x="4.093cm" svg:y="3.434cm">
          <draw:text-box>
            <text:p><text:span text:style-name="T5">prez_elections</text:span></text:p>
          </draw:text-box>
        </draw:frame>
        <draw:connector draw:style-name="gr1" draw:text-style-name="P1" draw:layer="layout" draw:type="curve" svg:x1="7.855cm" svg:y1="3.782cm" svg:x2="10.941cm" svg:y2="4.926cm" draw:start-shape="id2" draw:start-glue-point="1" draw:end-shape="id3" svg:d="M7855 3782c2314 0 772 1144 3086 1144" svg:viewBox="0 0 3087 1145">
          <text:p/>
        </draw:connector>
        <draw:frame draw:style-name="gr11" draw:text-style-name="P7" xml:id="id4" draw:id="id4" draw:layer="layout" svg:width="2.598cm" svg:height="0.696cm" svg:x="5.286cm" svg:y="7.477cm">
          <draw:text-box>
            <text:p><text:span text:style-name="T5">usa_years</text:span></text:p>
          </draw:text-box>
        </draw:frame>
        <draw:frame draw:style-name="gr12" draw:text-style-name="P7" xml:id="id1" draw:id="id1" draw:layer="layout" svg:width="3.063cm" svg:height="0.696cm" svg:x="4.844cm" svg:y="4.984cm">
          <draw:text-box>
            <text:p><text:span text:style-name="T5">photo_likes</text:span></text:p>
          </draw:text-box>
        </draw:frame>
        <draw:connector draw:style-name="gr1" draw:text-style-name="P1" draw:layer="layout" draw:type="curve" svg:x1="7.884cm" svg:y1="7.825cm" svg:x2="10.553cm" svg:y2="7.497cm" draw:start-shape="id4" draw:start-glue-point="1" draw:end-shape="id5" draw:end-glue-point="0" svg:d="M7884 7825c1440 0 1200-415 1507-685s1162-394 1162 357" svg:viewBox="0 0 2670 895">
          <text:p/>
        </draw:connector>
        <draw:frame draw:style-name="gr13" draw:text-style-name="P7" xml:id="id6" draw:id="id6" draw:layer="layout" svg:width="1.899cm" svg:height="0.696cm" svg:x="5.927cm" svg:y="12.099cm">
          <draw:text-box>
            <text:p><text:span text:style-name="T5">roster</text:span></text:p>
          </draw:text-box>
        </draw:frame>
        <draw:connector draw:style-name="gr1" draw:text-style-name="P1" draw:layer="layout" draw:type="curve" draw:line-skew="1.555cm" svg:x1="7.826cm" svg:y1="12.447cm" svg:x2="13.409cm" svg:y2="10.908cm" draw:start-shape="id6" draw:start-glue-point="1" draw:end-shape="id7" svg:d="M7826 12447c6519 0 3728-1539 5583-1539" svg:viewBox="0 0 5584 1540">
          <text:p/>
        </draw:connector>
        <draw:custom-shape draw:style-name="gr14" draw:text-style-name="P8" draw:layer="layout" svg:width="1.497cm" svg:height="0.762cm" svg:x="16.705cm" svg:y="2.697cm">
          <text:p text:style-name="P2"><text:span text:style-name="T1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1.497cm" svg:height="0.762cm" svg:x="16.705cm" svg:y="3.452cm">
          <text:p text:style-name="P2"><text:span text:style-name="T1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1.497cm" svg:height="0.762cm" svg:x="16.706cm" svg:y="4.207cm">
          <text:p text:style-name="P2"><text:span text:style-name="T1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497cm" svg:height="1.49cm" svg:x="16.706cm" svg:y="4.962cm">
          <text:p text:style-name="P2"><text:span text:style-name="T2">.</text:span></text:p>
          <text:p text:style-name="P2"><text:span text:style-name="T2">.</text:span></text:p>
          <text:p text:style-name="P2"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555cm" svg:height="0.725cm" svg:x="16.042cm" svg:y="2.666cm">
          <draw:text-box>
            <text:p><text:span text:style-name="T3">0</text:span></text:p>
          </draw:text-box>
        </draw:frame>
        <draw:frame draw:style-name="gr4" draw:text-style-name="P5" draw:layer="layout" svg:width="0.555cm" svg:height="0.725cm" svg:x="16.05cm" svg:y="3.472cm">
          <draw:text-box>
            <text:p><text:span text:style-name="T3">1</text:span></text:p>
          </draw:text-box>
        </draw:frame>
        <draw:frame draw:style-name="gr4" draw:text-style-name="P5" draw:layer="layout" svg:width="0.555cm" svg:height="0.725cm" svg:x="16.04cm" svg:y="4.263cm">
          <draw:text-box>
            <text:p><text:span text:style-name="T3">2</text:span></text:p>
          </draw:text-box>
        </draw:frame>
        <draw:custom-shape draw:style-name="gr16" draw:text-style-name="P8" draw:layer="layout" svg:width="1.496cm" svg:height="0.762cm" svg:x="16.706cm" svg:y="6.402cm">
          <text:p text:style-name="P2"><text:span text:style-name="T1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5" draw:layer="layout" svg:width="3.203cm" svg:height="0.75cm" svg:x="13.74cm" svg:y="6.408cm">
          <draw:text-box>
            <text:p><text:span text:style-name="T3">39999999999</text:span></text:p>
          </draw:text-box>
        </draw:frame>
        <draw:custom-shape draw:style-name="gr18" draw:text-style-name="P10" draw:layer="layout" svg:width="4.189cm" svg:height="0.762cm" svg:x="13.405cm" svg:y="7.898cm">
          <text:p text:style-name="P2"><text:span text:style-name="T1">"Alyssa Naeher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4.189cm" svg:height="0.762cm" svg:x="13.405cm" svg:y="8.653cm">
          <text:p text:style-name="P2"><text:span text:style-name="T1">"Mallory Pugh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4.187cm" svg:height="0.762cm" svg:x="13.409cm" svg:y="9.408cm">
          <text:p text:style-name="P2"><text:span text:style-name="T1">"Sam Mewi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7" draw:id="id7" draw:layer="layout" svg:width="4.187cm" svg:height="1.49cm" svg:x="13.409cm" svg:y="10.163cm">
          <text:p text:style-name="P2"><text:span text:style-name="T2">.</text:span></text:p>
          <text:p text:style-name="P2"><text:span text:style-name="T2">.</text:span></text:p>
          <text:p text:style-name="P2"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272cm" svg:height="0.725cm" svg:x="12.796cm" svg:y="7.867cm">
          <draw:text-box>
            <text:p><text:span text:style-name="T3">0</text:span></text:p>
          </draw:text-box>
        </draw:frame>
        <draw:frame draw:style-name="gr4" draw:text-style-name="P5" draw:layer="layout" svg:width="1.271cm" svg:height="0.725cm" svg:x="12.794cm" svg:y="8.673cm">
          <draw:text-box>
            <text:p><text:span text:style-name="T3">1</text:span></text:p>
          </draw:text-box>
        </draw:frame>
        <draw:frame draw:style-name="gr4" draw:text-style-name="P5" draw:layer="layout" svg:width="1.271cm" svg:height="0.725cm" svg:x="12.784cm" svg:y="9.464cm">
          <draw:text-box>
            <text:p><text:span text:style-name="T3">2</text:span></text:p>
          </draw:text-box>
        </draw:frame>
        <draw:custom-shape draw:style-name="gr21" draw:text-style-name="P10" draw:layer="layout" svg:width="4.185cm" svg:height="0.762cm" svg:x="13.409cm" svg:y="11.603cm">
          <text:p text:style-name="P2"><text:span text:style-name="T1">"Christen Pres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271cm" svg:height="0.725cm" svg:x="12.551cm" svg:y="11.665cm">
          <draw:text-box>
            <text:p><text:span text:style-name="T3">22</text:span></text:p>
          </draw:text-box>
        </draw:frame>
        <draw:custom-shape draw:style-name="gr14" draw:text-style-name="P8" draw:layer="layout" svg:width="1.497cm" svg:height="0.762cm" svg:x="11.606cm" svg:y="2.998cm">
          <text:p text:style-name="P2"><text:span text:style-name="T1">1788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1.497cm" svg:height="0.762cm" svg:x="11.606cm" svg:y="3.753cm">
          <text:p text:style-name="P2"><text:span text:style-name="T1">1792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1.497cm" svg:height="0.762cm" svg:x="11.607cm" svg:y="4.508cm">
          <text:p text:style-name="P2"><text:span text:style-name="T1">17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497cm" svg:height="1.49cm" svg:x="11.607cm" svg:y="5.263cm">
          <text:p text:style-name="P2"><text:span text:style-name="T2">.</text:span></text:p>
          <text:p text:style-name="P2"><text:span text:style-name="T2">.</text:span></text:p>
          <text:p text:style-name="P2"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555cm" svg:height="0.725cm" svg:x="10.943cm" svg:y="2.967cm">
          <draw:text-box>
            <text:p><text:span text:style-name="T3">0</text:span></text:p>
          </draw:text-box>
        </draw:frame>
        <draw:frame draw:style-name="gr4" draw:text-style-name="P5" draw:layer="layout" svg:width="0.555cm" svg:height="0.725cm" svg:x="10.951cm" svg:y="3.773cm">
          <draw:text-box>
            <text:p><text:span text:style-name="T3">1</text:span></text:p>
          </draw:text-box>
        </draw:frame>
        <draw:frame draw:style-name="gr4" draw:text-style-name="P5" xml:id="id3" draw:id="id3" draw:layer="layout" svg:width="0.555cm" svg:height="0.725cm" svg:x="10.941cm" svg:y="4.564cm">
          <draw:text-box>
            <text:p><text:span text:style-name="T3">2</text:span></text:p>
          </draw:text-box>
        </draw:frame>
        <draw:custom-shape draw:style-name="gr16" draw:text-style-name="P8" draw:layer="layout" svg:width="1.496cm" svg:height="0.762cm" svg:x="11.607cm" svg:y="6.703cm">
          <text:p text:style-name="P2"><text:span text:style-name="T1">20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983cm" svg:height="0.725cm" svg:x="10.755cm" svg:y="6.721cm">
          <draw:text-box>
            <text:p><text:span text:style-name="T3">5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8T20:37:43.113345926</meta:creation-date>
    <dc:date>2021-03-27T12:35:32.674548469</dc:date>
    <meta:editing-duration>PT1H48M13S</meta:editing-duration>
    <meta:editing-cycles>17</meta:editing-cycles>
    <meta:generator>LibreOffice/6.4.6.2$Linux_X86_64 LibreOffice_project/40$Build-2</meta:generator>
    <meta:document-statistic meta:object-count="48"/>
  </office:meta>
</office:document-meta>
</file>